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8">08.04.2017</text:date>, <text:time>02:45:0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8T02:45:09.79</dc:date>
    <meta:editing-duration>P132DT13H37M37S</meta:editing-duration>
    <meta:editing-cycles>313</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Global testLevel As Integer
Global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swap(fn As Variant, x As Variant, y As Variant)
	swap = apply(fn, y, x)
End Function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_concat()
	test_typeOf()
	test_isString()
	test_toString()
	test_fst()
	test_snd()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Equal(fst(1, 2), 1).x
	assertEqual(fst(2, 1), 2).x
	assertEqual(fst("a", "b"), "a").x
	assertEqual(fst("b", "a"), "b").x
End Function

Function test_snd()
	assertEqual(arityF("snd"), 2).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l1(fn As Variant, ByVal xs As Variant)
	If isNil(xs) Then
		croak("foldl1 on nil")
	End If
	foldl1 = foldl(fn, car(xs), cdr(xs))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isString",		True, 1), _
			List("toString",		True, 1), _
			List("swap",			True, 3), _
			List("fst",				True, 2), _
			List("snd",				True, 2), _
			List("equ",				True, 2), _
			List("ite",				True, 3), _
			List("concat",			True, 2), _
			List("asc",				True, 1), _
			List("chr",				True, 1), _
			List("readHex",			True, 1), _
			_
			List("existsF",			True, 1), _
			List("arityF", 			True, 1), _
			List("applyToList",		True, 2), _
			_
			List("TList_toString",	True, 1), _
			List("TList_equ",		True, 2), _
			List("isNil",			True, 1), _
			List("cons",			True, 2), _
			List("car",				True, 1), _
			List("cdr",				True, 1), _
			List("cadr",			True, 1), _
			List("caddr",			True, 1), _
			List("foldl",			True, 3), _
			List("foldr",			True, 3), _
			List("foldl1",			True, 2), _
			List("foldr1",			True, 2), _
			List("map",				True, 2), _
			List("filter",			True, 2),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swap":			result = swap(			a(0), a(1), a(2)	)
		Case "fst":				result = fst(			a(0), a(1)			)
		Case "snd":				result = snd(			a(0), a(1)			)
		Case "equ":				result = equ(			a(0), a(1)			)
		Case "concat":			result = concat(		a(0), a(1)			)
		Case "asc":				result = asc(			a(0)				)
		Case "chr":				result = chr(			a(0)				)
		Case "readHex":			result = readHex(		a(0)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oldl":			result = foldl(			a(0), a(1), a(2)	)
		Case "foldr":			result = foldr(			a(0), a(1), a(2)	)
		Case "foldl1":			result = foldl1(		a(0), a(1)			)
		Case "foldr1":			result = foldr1(		a(0), a(1)			)
		Case "filter":			result = filter(		a(0), a(1)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 tests ============================================================

Function blaha(ByVal xs As Object)
	xs.len = 1
	xs = nil
	blaha = xs
End Function

Function test_Fn()
	Dim i As Integer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Dim fAsc As Variant
	fAsc = lookup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lookupFn("chr")
	assertEqual(arity(fChr), 1).x
	assertEqual(apply(fChr,  9), 	Chr( 9)).x
	assertEqual(apply(fChr, 13), 	Chr(13)).x
	assertEqual(apply(fChr, 32), 	Chr(32)).x
	assertEqual(apply(fChr, 48), 	Chr(48)).x
	assertEqual(apply(fChr, 65), 	Chr(65)).x
	assertEqual(apply(fChr, 66), 	Chr(66)).x
	assertEqual(apply(fChr, 90), 	Chr(90)).x


	Dim fReadhex As Variant
	fReadHex = lookup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Dim pHexNum As Parser, pHexLit As Parser
	Set pHexNum = pSeq(Array(pMany1(pHexDigit)), "readHex")
	Set pHexLit = pSeq(Array(pStr("0x"), pHexNum), "snd")
	Dim p As Parser 
	'pChoice(pItem(), pReturn("bar"))
	Set p = pSeq(Array(pHexLit, pMany(pWhite)), "fst")
	s = "FF 0x1F __µ 0"

	MsgBox( _
		"applying parser '" &amp; p.tp &amp; "' to " &amp; toString(s) &amp; ": " &amp; chr(13) _
		&amp; toString(applyP(p, s)) _
	)

End Sub

'==================================================================

Function mkParser(tp As String, st As Variant)
	Dim result As New Parser
	result.tyname = "TParser"
	result.tp = tp
	result.st = st
	mkParser = result
End Function

' always fails on any string; failure is indicated by returning parseFailure()
Function pFail()
	Static result As New Parser
	If result.tp = "" Then
		result = mkParser("fail", Nothing)
	End If
	pFail = result
End Function

Function parseFailure()
	parseFailure = nil
End Function

Function isParseFailure(parseResult) As Boolean
	If typeOf(parseResult) &lt;&gt; typeOf(parseFailure) Then
		isParseFailure = False
	Else
		isParseFailure = equ(parseResult, parseFailure)
	End If
End Function

' always succeeds by returning the provided value; without increasing pos
Function pReturn(v As Variant)
	pReturn = mkParser("return", v)
End Function

' fails on empty string but succeeds on all others
' by returning the first character; and increasing pos by 1
Function pItem()
	Static result As New Parser
	If result.tp = "" Then
		result = mkParser("item", Nothing)
	End If
	pItem = result
End Function

' succeeds on strings with the given prefix t by returning t,
' and advancing pos by the length of t
Function pStr(t As String)
	If (Len(t) = 0) Then
		croak("pStr: cannot match 'exactly' the empty string t=''")
	Else
		pStr = mkParser("str", t)
	End If
End Function

' succeeds if either p1 succeeds (then returning p1's result and pos)
' or (and only if p1 fails) if p2 succeeds, returns p2's result and pos.
' fails if both, p1 and p2 fail
Function pChoice(p1 As Parser, p2 As Parser)
	' TODO: @pChoice: strip out always failing parsers
	' TODO: @pChoice: if p1 always succeeds strip out p2
	pChoice = mkParser("choice", List(p1, p2))
	Exit Function
	Dim choices As Variant
	If p2.tp = "choice" Then
		If p1.tp = "choice" Then
			choices = adjoin(p1.st, p2.st)
		Else
			choices = cons(p1,  p2.st)
		End If
	Else
		If p1.tp = "choice" Then
			choices = adjoin(p1.st, List(p2))
		Else
			choices = List(p1, p2)
		End If
	End If
	pChoice = mkParser("choice", choices)
End Function

' never fails: if p fails than pZeroOrOne(p) returns nil + same pos as result,
' otherwise returns a singleton list of p's result + pos
' matches at most once
Function pZeroOrOne(p As Parser)
	pZeroOrOne = mkParser("zeroOrOne", p)
End Function

' never fails: if p fails than pMany(p) returns nil + same pos as result,
' otherwise returns a *REVERSED list* of p results + last pos
' matches as many as possible
Function pManyRev(p As Parser)
	pManyRev = mkParser("manyRev", p)
End Function

' same as pManyRev but with the list in the order as in the parsed string
Function pMany(p As Parser)
	pMany = mkParser("many", p)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mkParser("many1", p)
End Function

' pSeq - make a sequence of parsers and finally process the results (list)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Dim fName As String
	If isString(f) Then
		fName = f
		f = lookupFn(fName)
		If isEmpty(f) Then
			croak("pSeq: unknown function " &amp; toString(fName))
		End If
	End If
	' TODO: pSeq: check if f is proper fn
	pSeq = mkParser("seq", Array(ps, f))
End Function

Function mkBind(fName As String, p As Parser)
	If Not existsF(fName) Then
		croak("mkBind: unknown function " &amp; toString(fName))
	Else
		mkBind = mkParser("bind", Array(p, fName))
	End I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pStr("0"), pStr("1"))
	End If
	pBinDigit = result
End Function

Function pDecDigit()
	Static result As Parser	' an uninitialized instance of Parser at first
	If result.tp = "" Then
		result = pChoice(pBinDigit,	pStr("2"))
		result = pChoice(result,	pStr("3"))
		result = pChoice(result,	pStr("4"))
		result = pChoice(result,	pStr("5"))
		result = pChoice(result,	pStr("6"))
		result = pChoice(result,	pStr("7"))
		result = pChoice(result,	pStr("8"))
		result = pChoice(result,	pStr("9"))
	End If
	pDecDigit = result
End Function

Function pHexDigit()
	Static result As Parser	' an uninitialized instance of Parser at first
	If result.tp = "" Then
		result = pChoice(pDecDigit,	pChoice(pStr("A"), pStr("a")))
		result = pChoice(result,	pChoice(pStr("B"), pStr("b")))
		result = pChoice(result,	pChoice(pStr("C"), pStr("c")))
		result = pChoice(result,	pChoice(pStr("D"), pStr("d")))
		result = pChoice(result,	pChoice(pStr("E"), pStr("e")))
		result = pChoice(result,	pChoice(pStr("F"), pStr("f")))
	End If
	pHexDigit = result
End Function

Function pHexNum()
	Static result As Object
	If isNull(result) Then
		Set result = pSeq(Array(pMany1(pHexDigit)), apply("foldl1", lookupFn("concat"))
		Set result = pSeq(Array(result), "readHex")
	End If
	pHexNum = result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parser p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lst)
				result = applyP(innerParser, s, pos)
				lst = cdr(lst)
			Loop Until (isNil(lst) Or Not(isParseFailure(result)))
		Else
			croak("applying pChoice: invalid list of alternatives " &amp; chr(13) &amp; toString(innerParsers))
		End If
	ElseIf p.tp = "zeroOrOne" Then
		result = applyP(p.st, s, pos)
		If isParseFailure(result) Then
			result = Array(nil, pos)
		Else
			result = Array(List(result(0)), result(1))
		End If
	ElseIf (p.tp = "manyRev") Or (p.tp = "many1Rev") Then
		Dim lstLen As Integer
		nxtPos = pos
		lstLen = 0
		Set lst = nil
		innerParser = p.st
		result = applyP(innerParser, s, nxtPos)
		While Not(isParseFailure(result))
			nxtPos = result(1)
			Set lst = cons(result(0), lst)
			lstLen = lstLen + 1
			result = applyP(innerParser, s, nxtPos)
		Wend
		If (p.tp = "many1Rev") And isNil(lst) Then
			result = parseFailure
		Else
			result = Array(lst, nxtPos)
		End If
	ElseIf p.tp = "many" Then
		result = applyP(pManyRev(p.st), s, pos)
		result(0) = reverse(result(0))
	ElseIf p.tp = "many1" Then
		result = applyP(pMany1Rev(p.st), s, pos)
		result(0) = reverse(result(0))
	ElseIf p.tp = "bind" Then
		result = applyP(p.st(0), s, pos)
		If Not isParseFailure(result) Then
			fResult = applyToList(p.st(1), toList(result(0)))
			result(0) = fResult
		End If
	ElseIf p.tp = "seq" Then
		Dim t As Variant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t(1))
		End If
		'MsgBox("seq/" &amp; p.st(1) &amp; ": " &amp; toString(result))
	Else
		result = "unknown Parser '" &amp; p.tp &amp; "'"
		MsgBox("Error in applyP: " &amp; result)
	End If
	applyP = result
End Function


'= tests ============================================================

Global refute_parses_pass As Object

Function test_Parser()
	Dim tm As Date, tmSecs As Long, aPerSec As Integer
	tm = TimeValue(Time)
	
	Dim aCount As Integer
	aCount = assertionCount
	
	Dim failure As String
	failure = toString(parseFailure)
	refute_parses_pass = assertEqual(failure, failure)

	test_Parser_hexNum()
' ? sec for ? ~&gt; ? aPerSec
Goto end_of_Parser_tests

	
	test_Parser_fail()
	test_Parser_item()
	test_Parser_return()
	test_Parser_str()
	test_Parser_choice()
	test_Parser_zeroOrOne()
' 1 sec for 209 ~&gt; 209 aPerSec
	test_Parser_white()
	test_Parser_binDigit()
' 2 sec for 227 ~&gt; 117 aPerSec
	test_Parser_decDigit()
' 4 sec for 247 ~&gt; 62 aPerSec
	test_Parser_hexDigit()
' 7 sec for 291 ~&gt; 42 aPerSec
	test_Parser_manyRev()
	test_Parser_many()
' 10 sec for 423 ~&gt; 42 aPerSec
	test_Parser_many1Rev()
	test_Parser_many1()
' 15 sec for 475 ~&gt; 34 aPerSec
	test_Parser_seq()
' 19 sec for 509 ~&gt; 27 aPerSec
end_of_Parser_tests:	
	aCount = assertionCount - aCount
	tm = TimeValue(Time) - tm
	tmSecs = Second(tm) + 60 * (Minute(tm) + 60 * Hour(tm))
	If (tmSecs = 0) Then
		aPerSec = aCount
	Else
		aPerSec = aCount/tmSecs
	End If
	MsgBox(TimeSerial(Hour(tm), Minute(tm), Second(tm)) &amp; " for " &amp; aCount &amp; " assertions"_
		&amp; chr(13) &amp; "that's ~" &amp; aPerSec &amp; " assertions/sec"_
	)
End Function

'= test helpers =====================================================

Function refute_parses(p As Parser, ByVal ss As Variant)
	Dim actual As Variant, testResult As Variant
	Dim actualS As String, expectedS As String
	If isArray(ss) Then
		Dim i As Integer
		For i = LBound(ss) To UBound(ss)
			actual = applyP(p, ss(i))
			assertionCount = assertionCount + 1
			If Not(isParseFailure(actual)) Then
				Goto refute_parses_failed
			End If
		Next i
	Else
		actual = applyP(p, ss)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testResult = assertEqual(actual(1), expPos)
			If (testResult.isFail) Then
				MsgBox(toString(actual))
				Goto assert_parse_failed
			End If
			testResult = assertEqual(toString(actual(0)), toString(expVal))
			If (testResult.isFail) Then
				Goto assert_parse_failed
			End If
		Next i
	Else
		actual = applyP(p, ss)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Function test_Parser_fail()
	refute_parses(pFail, Array( _
		"",	" ", "   ", chr(13), chr(9), "a", "1", "[]", "asdf" _
	)).x
End Function

'= actual tests =====================================================

Function test_Parser_item()
	refute_parses(pItem, "").x
	assert_parses(pItem, " ",		" ", 2).x
	assert_parses(pItem, "a",		"a", 2).x
	assert_parses(pItem, "1",		"1", 2).x
	assert_parses(pItem, "[]",		"[", 2).x
	assert_parses(pItem, "abcd",		"a", 2).x
	assert_parses(pItem, chr(13),	chr(13), 2).x
End Function

Function test_Parser_return()
	Dim p As Parser
	Dim expected As Variant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str()
	Dim p As Parser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Parser
	Dim data As Variant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nil
	oneMatch    = List("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A", 2).x
	assert_parses(p, "asadf",	"a", 2).x
	assert_parses(p, "Bsadf",	"B", 2).x
	assert_parses(p, "bsadf",	"b", 2).x
	assert_parses(p, "Csadf",	"C", 2).x
	assert_parses(p, "csadf",	"c", 2).x
	assert_parses(p, "Dsadf",	"D", 2).x
	assert_parses(p, "dsadf",	"d", 2).x
	assert_parses(p, "Esadf",	"E", 2).x
	assert_parses(p, "esadf",	"e", 2).x
	assert_parses(p, "Fsadf",	"F", 2).x
	assert_parses(p, "fsadf",	"f",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2 ", 		List("2", "1"), 3).x
	assert_parses(p, "12345", 		List("5", "4", "3", "2", "1"), 6).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2 ", 		List("1", "2"), 3).x
	assert_parses(p, "12345", 		List("1", "2", "3", "4", "5"), 6).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2 ", 		List("2", "1"), 3).x
	assert_parses(p, "12345", 		List("5", "4", "3", "2", "1"), 6).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2 ", 		List("1", "2"), 3).x
	assert_parses(p, "12345", 		List("1", "2", "3", "4", "5"), 6).x
End Function

Function test_Parser_seq()
	Dim p As Parser, f As Variant
	Dim data As Variant
	
	data = Array("", " ", " " &amp; chr(13), "asdf", " bar", "b", "ba", "bar", "barb",_
		"barba", "barbar", chr(13), chr(13) &amp; "bar", chr(13) &amp; chr(13),_
		chr(13) &amp; chr(13) &amp; "bar"_
	)
	f = "asc"
	p = pSeq(Array(pFail), f)
	refute_parses(p, data).x
	
	f = "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6_Scratch"/>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